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0614" officeooo:paragraph-rsid="00170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## 4. Exercícios </text:p>
      <text:p text:style-name="P1"/>
      <text:p text:style-name="P1">a) Defina quais são os termos utilizados em linguagens de programação e os seus significados?</text:p>
      <text:p text:style-name="P1">b) Qual é o significado de sintaxe?</text:p>
      <text:p text:style-name="P1">c) Qual a função da análise sintática?</text:p>
      <text:p text:style-name="P1">e) Explique como o analisador léxico e analisador sintático trabalham junto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06:06.986523000</meta:creation-date>
    <dc:date>2015-12-10T13:06:23.068846000</dc:date>
    <meta:editing-duration>PT17S</meta:editing-duration>
    <meta:editing-cycles>1</meta:editing-cycles>
    <meta:document-statistic meta:table-count="0" meta:image-count="0" meta:object-count="0" meta:page-count="1" meta:paragraph-count="5" meta:word-count="43" meta:character-count="262" meta:non-whitespace-character-count="222"/>
    <meta:generator>LibreOffice/5.0.3.2$MacOSX_X86_64 LibreOffice_project/e5f16313668ac592c1bfb310f4390624e3dbfb75</meta:generator>
  </office:meta>
</office:document-meta>
</file>